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ea7500" draw:marker-start-width="0.321cm" draw:marker-end-width="0.321cm" draw:fill-color="#ea7500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ea7500" draw:marker-start-width="0.321cm" draw:marker-end-width="0.321cm" draw:fill-color="#ea7500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acb20c" draw:textarea-horizontal-align="justify" draw:textarea-vertical-align="middle" draw:auto-grow-height="false" fo:min-height="0.174cm" fo:min-width="0cm"/>
    </style:style>
    <style:style style:name="gr7" style:family="graphic" style:parent-style-name="objectwithoutfill">
      <style:graphic-properties svg:stroke-width="0.106cm" svg:stroke-color="#80008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2cm" fo:min-width="0cm"/>
      <style:paragraph-properties style:writing-mode="lr-tb"/>
    </style:style>
    <style:style style:name="gr10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11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589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333333" draw:marker-start="Arrowheads_20_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a7500"/>
      <style:paragraph-properties fo:text-align="center"/>
    </style:style>
    <style:style style:name="P3" style:family="paragraph">
      <loext:graphic-properties draw:fill-color="#acb20c"/>
      <style:paragraph-properties fo:text-align="center"/>
    </style:style>
    <style:style style:name="P4" style:family="paragraph">
      <style:text-properties fo:color="#333333" loext:opacity="100%" fo:font-size="32pt"/>
    </style:style>
    <style:style style:name="P5" style:family="paragraph">
      <loext:graphic-properties draw:fill="none" draw:fill-color="#ffffff"/>
      <style:text-properties fo:color="#333333" loext:opacity="100%" style:font-name="Latin Modern Sans Demi Cond" fo:font-size="32pt" style:font-size-asian="28pt" style:font-size-complex="28pt"/>
    </style:style>
    <style:style style:name="T1" style:family="text">
      <style:text-properties style:font-name="Latin Modern Sans Demi Con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cm" svg:y1="0.3cm" svg:x2="6.4cm" svg:y2="19.55cm">
          <text:p/>
        </draw:line>
        <draw:line draw:style-name="gr2" draw:text-style-name="P1" draw:layer="layout" svg:x1="23.3cm" svg:y1="0.3cm" svg:x2="23.3cm" svg:y2="19.55cm">
          <text:p/>
        </draw:line>
        <draw:line draw:style-name="gr3" draw:text-style-name="P1" draw:layer="layout" svg:x1="17.3cm" svg:y1="13.05cm" svg:x2="13.05cm" svg:y2="13.05cm">
          <text:p/>
        </draw:line>
        <draw:g>
          <draw:ellipse draw:style-name="gr4" draw:text-style-name="P2" draw:layer="layout" svg:width="2.845cm" svg:height="1.434cm" draw:transform="skewX (0.0549778714378214) rotate (-0.0137881010907555) translate (21.822cm 15.3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22cm 13.2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22cm 11.5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22cm 9.347cm)" draw:kind="arc" draw:start-angle="88.98" draw:end-angle="274.21">
            <text:p/>
          </draw:ellipse>
          <draw:ellipse draw:style-name="gr5" draw:text-style-name="P2" draw:layer="layout" svg:width="2.846cm" svg:height="2.152cm" draw:transform="skewX (0.0254818070791172) rotate (-0.0204203522483344) translate (19.822cm 13.92cm)" draw:kind="arc" draw:start-angle="88.98" draw:end-angle="274.21">
            <text:p/>
          </draw:ellipse>
          <draw:ellipse draw:style-name="gr5" draw:text-style-name="P2" draw:layer="layout" svg:width="2.846cm" svg:height="2.152cm" draw:transform="skewX (0.0254818070791172) rotate (-0.0204203522483344) translate (19.822cm 10.119cm)" draw:kind="arc" draw:start-angle="88.98" draw:end-angle="274.21">
            <text:p/>
          </draw:ellipse>
          <draw:ellipse draw:style-name="gr5" draw:text-style-name="P2" draw:layer="layout" svg:width="3.326cm" svg:height="3.77cm" draw:transform="skewX (0.000349065850398869) rotate (-0.0303687289847015) translate (17.829cm 11.179cm)" draw:kind="arc" draw:start-angle="88.98" draw:end-angle="274.21">
            <text:p/>
          </draw:ellipse>
          <draw:custom-shape draw:style-name="gr6" draw:text-style-name="P3" draw:layer="layout" svg:width="0.6cm" svg:height="0.6cm" svg:x="17.32cm" svg:y="12.79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19.321cm" svg:y="10.8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19.322cm" svg:y="14.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22cm" svg:y="9.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23cm" svg:y="12.00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24cm" svg:y="13.70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25cm" svg:y="15.80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line draw:style-name="gr3" draw:text-style-name="P1" draw:layer="layout" svg:x1="17.3cm" svg:y1="4.05cm" svg:x2="8.8cm" svg:y2="4.05cm">
          <text:p/>
        </draw:line>
        <draw:line draw:style-name="gr7" draw:text-style-name="P1" draw:layer="layout" svg:x1="7.05cm" svg:y1="0.3cm" svg:x2="16.3cm" svg:y2="19.8cm">
          <text:p/>
        </draw:line>
        <draw:g>
          <draw:ellipse draw:style-name="gr4" draw:text-style-name="P2" draw:layer="layout" svg:width="2.845cm" svg:height="1.434cm" draw:transform="skewX (0.0549778714378214) rotate (-0.0137881010907555) translate (21.802cm 6.3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02cm 4.2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02cm 2.547cm)" draw:kind="arc" draw:start-angle="88.98" draw:end-angle="274.21">
            <text:p/>
          </draw:ellipse>
          <draw:ellipse draw:style-name="gr4" draw:text-style-name="P2" draw:layer="layout" svg:width="2.845cm" svg:height="1.434cm" draw:transform="skewX (0.0549778714378214) rotate (-0.0137881010907555) translate (21.802cm 0.347cm)" draw:kind="arc" draw:start-angle="88.98" draw:end-angle="274.21">
            <text:p/>
          </draw:ellipse>
          <draw:ellipse draw:style-name="gr5" draw:text-style-name="P2" draw:layer="layout" svg:width="2.846cm" svg:height="2.152cm" draw:transform="skewX (0.0254818070791172) rotate (-0.0204203522483344) translate (19.802cm 4.92cm)" draw:kind="arc" draw:start-angle="88.98" draw:end-angle="274.21">
            <text:p/>
          </draw:ellipse>
          <draw:ellipse draw:style-name="gr5" draw:text-style-name="P2" draw:layer="layout" svg:width="2.846cm" svg:height="2.152cm" draw:transform="skewX (0.0254818070791172) rotate (-0.0204203522483344) translate (19.802cm 1.119cm)" draw:kind="arc" draw:start-angle="88.98" draw:end-angle="274.21">
            <text:p/>
          </draw:ellipse>
          <draw:ellipse draw:style-name="gr5" draw:text-style-name="P2" draw:layer="layout" svg:width="3.326cm" svg:height="3.77cm" draw:transform="skewX (0.000349065850398869) rotate (-0.0303687289847015) translate (17.809cm 2.179cm)" draw:kind="arc" draw:start-angle="88.98" draw:end-angle="274.21">
            <text:p/>
          </draw:ellipse>
          <draw:custom-shape draw:style-name="gr6" draw:text-style-name="P3" draw:layer="layout" svg:width="0.6cm" svg:height="0.6cm" svg:x="17.3cm" svg:y="3.79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19.301cm" svg:y="1.8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19.302cm" svg:y="5.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02cm" svg:y="0.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03cm" svg:y="3.00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04cm" svg:y="4.70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6" draw:text-style-name="P3" draw:layer="layout" svg:width="0.6cm" svg:height="0.6cm" svg:x="21.205cm" svg:y="6.80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</draw:g>
        <draw:custom-shape draw:style-name="gr6" draw:text-style-name="P3" draw:layer="layout" svg:width="0.6cm" svg:height="0.6cm" svg:x="8.501cm" svg:y="3.79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3" draw:layer="layout" svg:width="0.6cm" svg:height="0.6cm" svg:x="12.802cm" svg:y="12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8" draw:text-style-name="P5" draw:layer="layout" svg:width="11.4cm" svg:height="1.839cm" svg:x="8.1cm" svg:y="19.3cm">
          <draw:text-box>
            <text:p text:style-name="P4"><text:span text:style-name="T1">Path of ionising particle</text:span></text:p>
          </draw:text-box>
        </draw:frame>
        <draw:frame draw:style-name="gr9" draw:text-style-name="P5" draw:layer="layout" svg:width="4.35cm" svg:height="1.839cm" draw:transform="rotate (1.5707963267949) translate (4.55cm 11.35cm)">
          <draw:text-box>
            <text:p text:style-name="P4"><text:span text:style-name="T1">Cathode</text:span></text:p>
          </draw:text-box>
        </draw:frame>
        <draw:frame draw:style-name="gr10" draw:text-style-name="P5" draw:layer="layout" svg:width="4cm" svg:height="1.839cm" draw:transform="rotate (1.5707963267949) translate (23.25cm 11.35cm)">
          <draw:text-box>
            <text:p text:style-name="P4"><text:span text:style-name="T1">Anode</text:span></text:p>
          </draw:text-box>
        </draw:frame>
        <draw:frame draw:style-name="gr11" draw:text-style-name="P5" draw:layer="layout" svg:width="7.75cm" svg:height="1.839cm" svg:x="10.5cm" svg:y="-0.339cm">
          <draw:text-box>
            <text:p text:style-name="P4"><text:span text:style-name="T1">Ionisation event</text:span></text:p>
          </draw:text-box>
        </draw:frame>
        <draw:line draw:style-name="gr12" draw:text-style-name="P1" draw:layer="layout" svg:x1="9.25cm" svg:y1="3.5cm" svg:x2="11cm" svg:y2="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8T14:33:48.917408413</meta:creation-date>
    <dc:date>2020-10-08T14:59:49.461422520</dc:date>
    <meta:editing-duration>PT14M10S</meta:editing-duration>
    <meta:editing-cycles>10</meta:editing-cycles>
    <meta:generator>LibreOffice/7.0.1.2$Linux_X86_64 LibreOffice_project/00$Build-2</meta:generator>
    <meta:document-statistic meta:object-count="42"/>
  </office:meta>
</office:document-meta>
</file>